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EATURES OF THE PSALMIST'S PRAYER (67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EATURES OF THE PSALMIST'S PRAYER (67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May God's glory be seen among his people (67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May God's grace be seen among the Gentiles (67:2-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6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FEATURES OF THE PSALMIST'S PRAYER (67:1-5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FRUITS OF THE PSALMIST'S PRAYER (67:6-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FRUITS OF THE PSALMIST'S PRAYER (67:6-7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Material blessing (67: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piritual blessing (67: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67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FEATURES OF THE PSALMIST'S PRAYER (67:1-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FRUITS OF THE PSALMIST'S PRAYER (67:6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7 </dc:title>
    <meta:initial-creator>David STRICKLAND</meta:initial-creator>
    <dc:creator>David STRICKLAND</dc:creator>
    <meta:creation-date>2020-02-23T23:19:36Z</meta:creation-date>
    <dc:date>2020-02-23T23:19:36Z</dc:date>
    <meta:template xlink:href="BibleStudy" xlink:type="simple"/>
    <meta:editing-cycles>1</meta:editing-cycles>
    <meta:editing-duration>PT0S</meta:editing-duration>
    <meta:document-statistic meta:paragraph-count="14" meta:word-count="105"/>
  </office:meta>
</office:document-meta>
</file>